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OpenSymbol" svg:font-family="OpenSymbo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text-autospace="none"/>
      <style:text-properties fo:color="#000000" style:font-name="Times New Roman1" fo:font-size="11.5pt" style:font-name-asian="Times New Roman1" style:font-size-asian="11.5pt" style:font-name-complex="Times New Roman1" style:font-size-complex="11.5pt"/>
    </style:style>
    <style:style style:name="P2" style:family="paragraph" style:parent-style-name="Standard" style:list-style-name="">
      <style:paragraph-properties style:text-autospace="none"/>
    </style:style>
    <style:style style:name="P3" style:family="paragraph" style:parent-style-name="Standard" style:list-style-name="L1">
      <style:paragraph-properties style:text-autospace="none"/>
    </style:style>
    <style:style style:name="P4" style:family="paragraph" style:parent-style-name="Standard" style:list-style-name="">
      <style:paragraph-properties style:text-autospace="none"/>
      <style:text-properties fo:font-weight="normal" style:font-weight-asian="normal" style:font-weight-complex="normal"/>
    </style:style>
    <style:style style:name="P5" style:family="paragraph" style:parent-style-name="Standard" style:list-style-name="">
      <style:paragraph-properties style:text-autospace="none"/>
      <style:text-properties style:font-name="Arial1" fo:font-size="10pt"/>
    </style:style>
    <style:style style:name="T1" style:family="text">
      <style:text-properties fo:color="#000000" style:font-name="Times New Roman1" fo:font-size="11.5pt" style:font-name-asian="Times New Roman1" style:font-size-asian="11.5pt" style:font-name-complex="Times New Roman1" style:font-size-complex="11.5pt"/>
    </style:style>
    <style:style style:name="T2" style:family="text">
      <style:text-properties fo:color="#000000" style:font-name="Times New Roman1" fo:font-size="11.5pt" fo:font-weight="bold" style:font-name-asian="Times New Roman1" style:font-size-asian="11.5pt" style:font-weight-asian="bold" style:font-name-complex="Times New Roman1" style:font-size-complex="11.5pt" style:font-weight-complex="bold"/>
    </style:style>
    <style:style style:name="T3" style:family="text">
      <style:text-properties fo:color="#000000" style:font-name="Times New Roman1" fo:font-size="11.5pt" fo:font-weight="normal" style:font-name-asian="Times New Roman1" style:font-size-asian="11.5pt" style:font-weight-asian="normal" style:font-name-complex="Times New Roman1" style:font-size-complex="11.5pt" style:font-weight-complex="normal"/>
    </style:style>
    <style:style style:name="T4" style:family="text">
      <style:text-properties fo:color="#000000" style:text-line-through-style="none" style:font-name="Times New Roman1" fo:font-size="11.5pt" style:text-underline-style="none" style:font-name-asian="Times New Roman1" style:font-size-asian="11.5pt" style:font-name-complex="Times New Roman1" style:font-size-complex="11.5pt"/>
    </style:style>
    <style:style style:name="T5" style:family="text">
      <style:text-properties fo:color="#000000" style:text-line-through-style="none" style:font-name="Times New Roman1" fo:font-size="11.5pt" style:text-underline-style="none" fo:font-weight="bold" style:font-name-asian="Times New Roman1" style:font-size-asian="11.5pt" style:font-weight-asian="bold" style:font-name-complex="Times New Roman1" style:font-size-complex="11.5pt" style:font-weight-complex="bold"/>
    </style:style>
    <style:style style:name="T6" style:family="text">
      <style:text-properties fo:color="#000000" style:text-line-through-style="none" style:font-name="Times New Roman1" fo:font-size="11.5pt" style:text-underline-style="none" fo:font-weight="normal" style:font-name-asian="Times New Roman1" style:font-size-asian="11.5pt" style:font-weight-asian="normal" style:font-name-complex="Times New Roman1" style:font-size-complex="11.5pt" style:font-weight-complex="normal"/>
    </style:style>
    <style:style style:name="T7" style:family="text">
      <style:text-properties fo:color="#000000" style:text-line-through-style="none" style:font-name="Times New Roman1" fo:font-size="11.5pt" fo:font-style="italic" style:text-underline-style="none" style:font-name-asian="Times New Roman1" style:font-size-asian="11.5pt" style:font-name-complex="Times New Roman1" style:font-size-complex="11.5pt"/>
    </style:style>
    <style:style style:name="T8" style:family="text">
      <style:text-properties fo:color="#000000" style:text-line-through-style="none" style:font-name="Times New Roman1" fo:font-size="12pt" style:text-underline-style="none" style:font-name-asian="Times New Roman1" style:font-size-asian="12pt" style:font-name-complex="Times New Roman1" style:font-size-complex="12pt"/>
    </style:style>
    <style:style style:name="T9" style:family="text">
      <style:text-properties fo:color="#000000" style:text-line-through-style="non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T10" style:family="text">
      <style:text-properties fo:font-weight="bold" style:font-weight-asian="bold" style:font-weight-complex="bold"/>
    </style:style>
    <style:style style:name="T11" style:family="text">
      <style:text-properties style:font-name="Arial1" fo:font-size="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1.4:</text:p>
      <text:p text:style-name="P2"><text:span text:style-name="T1">Once, in a holy place in the forest of Naimisaranya, great sages headed by the sage Saunaka assembled to perform a great </text:span><text:span text:style-name="T2">1000 year </text:span><text:span text:style-name="T3">sacrifice</text:span><text:span text:style-name="T2">.</text:span></text:p>
      <text:p text:style-name="P2"><text:span text:style-name="T4"><text:s/></text:span></text:p>
      <text:p text:style-name="P2">1.1.5:</text:p>
      <text:p text:style-name="P2"><text:span text:style-name="T1">One day, after finishing their morning duties by burning a </text:span><text:span text:style-name="T2">sacrificial fire</text:span><text:span text:style-name="T1"> and offering a </text:span><text:span text:style-name="T2">seat</text:span><text:span text:style-name="T1"> of esteem to Srila Suta Gosvami, the great sages made inquiries, with great respect, about the following matters. </text:span></text:p>
      <text:p text:style-name="P2"><text:span text:style-name="T4"><text:s/></text:span></text:p>
      <text:p text:style-name="P1">iron age of Kali [1.1.10]</text:p>
      <text:p text:style-name="P2"/>
      <text:p text:style-name="P2">Kali is the age of quarrel <text:s/>[1.1.16]</text:p>
      <text:p text:style-name="P2"/>
      <text:p text:style-name="P1">the age of Kali has already begun <text:s/>[1.1.21]</text:p>
      <text:p text:style-name="P2"><text:span text:style-name="T1">the difficult ocean of Kali, [1.1.22]</text:span></text:p>
      <text:p text:style-name="P2"><text:span text:style-name="T1"/></text:p>
      <text:p text:style-name="P2"><text:span text:style-name="T1">[1.2.34] Thus the Lord of the universes maintains all planets inhabited by demigods, men and lower animals. Assuming the roles of incarnations, He performs pastimes to reclaim those in the mode of pure goodness. </text:span></text:p>
      <text:p text:style-name="P2"><text:span text:style-name="T1"/></text:p>
      <text:p text:style-name="P2"><text:span text:style-name="T1">[1.3.1] <text:s/>Suta said: In the beginning of the creation, the Lord first expanded Himself in the universal form of the purusa incarnation and manifested all the ingredients for the material creation. And thus at first there was the creation of the </text:span><text:span text:style-name="T2">16</text:span><text:span text:style-name="T1"> principles of material action. This was for the purpose of creating the material universe. </text:span></text:p>
      <text:p text:style-name="P2"><text:span text:style-name="T1"/></text:p>
      <text:p text:style-name="P2"><text:span text:style-name="T1">[1.3.2]</text:span></text:p>
      <text:p text:style-name="P2"><text:span text:style-name="T1">A part of the purusa lies down within the water of the universe, from the navel lake of His body sprouts a lotus stem, and from the lotus flower atop this stem, </text:span><text:span text:style-name="T2">Brahma</text:span><text:span text:style-name="T1">, the master of all engineers in the universe, becomes manifest. </text:span></text:p>
      <text:p text:style-name="P2"><text:span text:style-name="T1"/></text:p>
      <text:p text:style-name="P2"><text:span text:style-name="T4">[1.3.4-5] <text:s/>This multifarious source of the incarnations is the imperishable seed from which the plenary portions and portions thereof again, the gods, the human beings and the animals originate.</text:span></text:p>
      <text:p text:style-name="P2"><text:span text:style-name="T4"/></text:p>
      <text:p text:style-name="P2"><text:span text:style-name="T1">[1.3.6]. In the beginning of creation, there were the</text:span><text:span text:style-name="T2"> 4 unmarried sons of Brahma </text:span></text:p>
      <text:p text:style-name="P2"><text:span text:style-name="T1"/></text:p>
      <text:p text:style-name="P2"><text:span text:style-name="T1">[rluu: 22 incarnations of the Lord are listed. <text:s/>See my spreadsheet for incarnations listed.]</text:span></text:p>
      <text:p text:style-name="P2"><text:span text:style-name="T1"/></text:p>
      <text:p text:style-name="P2"><text:span text:style-name="T1">[1.3.26] <text:s/>O Twice-born, from the ocean of goodness are the Lord His incarnations as innumerable as the thousands of streams found from lakes. </text:span></text:p>
      <text:p text:style-name="P2"><text:span text:style-name="T1">[rluu: Incarnations are the streams that come from lakes/oceans.]</text:span></text:p>
      <text:p text:style-name="P2"><text:span text:style-name="T1"/></text:p>
      <text:p text:style-name="P2"><text:span text:style-name="T4">[1.3.27] <text:s/>All the rsis, Manus, demigods and descendants of Manu, who are especially powerful, are plenary portions or portions of the plenary portions of the Lord. This also includes the </text:span><text:span text:style-name="T8">Prajapatis (founding fathers).</text:span></text:p>
      <text:p text:style-name="P2"><text:span text:style-name="T4"/></text:p>
      <text:p text:style-name="P2"><text:span text:style-name="T4">[rluu: All the characters and Prajapatis are portions of the Lord.]</text:span></text:p>
      <text:p text:style-name="P2"><text:span text:style-name="T4"/></text:p>
      <text:p text:style-name="P2"><text:span text:style-name="T4">[1.3.28] <text:s/>All these are part of Lord Krishna, the Supreme Lord [Bhagavân] in person who gives protection in all ages and worlds against the enemies of the king of heaven [Indra]. </text:span></text:p>
      <text:p text:style-name="P2"><text:span text:style-name="T4"/></text:p>
      <text:p text:style-name="P2"><text:span text:style-name="T1">[1.3.29] <text:s/>Those who in the morning and the evening carefully recite these mysterious births of the Lord, will </text:span><text:soft-page-break/><text:span text:style-name="T1">find relief from all miseries of life.</text:span></text:p>
      <text:p text:style-name="P2"><text:span text:style-name="T4"><text:s text:c="2"/></text:span></text:p>
      <text:p text:style-name="P2"><text:span text:style-name="T4">[1.3.30] <text:s/>The lord has no material form. <text:s/></text:span></text:p>
      <text:p text:style-name="P2"><text:span text:style-name="T4">[1.3.32] <text:s/>This unmanifested beyond, which is without a form that is affected by the modes of nature and is alike that what is unseen and unheard - thàt is the living being that takes birth repeatedly. </text:span></text:p>
      <text:p text:style-name="P2"><text:span text:style-name="T4">[1.3.33] <text:s/>Whenever a person experiences, by self-realization, that both the gross and subtle bodies have nothing to do with the pure self, at that time he sees himself as well as the Lord. </text:span></text:p>
      <text:p text:style-name="P2"><text:span text:style-name="T4"/></text:p>
      <text:p text:style-name="P2"><text:span text:style-name="T4">[1.3.38] Only he can know of the transcendental </text:span><text:span text:style-name="T5">glories</text:span><text:span text:style-name="T4"> of the Creator all-powerful with the </text:span><text:span text:style-name="T5">wheel</text:span><text:span text:style-name="T4"> of the chariot in His </text:span><text:span text:style-name="T5">hand</text:span><text:span text:style-name="T4">, who renders unconditional, uninterrupted, favorable service to His </text:span><text:span text:style-name="T5">fragrant</text:span><text:span text:style-name="T4"> </text:span><text:span text:style-name="T5">lotusfeet</text:span><text:span text:style-name="T4">.</text:span></text:p>
      <text:p text:style-name="P2"><text:span text:style-name="T4">[rluu: The </text:span><text:span text:style-name="T5">wheel</text:span><text:span text:style-name="T4"> of the chariot is in the </text:span><text:span text:style-name="T5">hand</text:span><text:span text:style-name="T4">. <text:s/>“hand” = wheel/cycle?]</text:span></text:p>
      <text:p text:style-name="P2"><text:span text:style-name="T4"/></text:p>
      <text:p text:style-name="P2"><text:span text:style-name="T4">[1.3.40] <text:s/></text:span><text:span text:style-name="T8">This book about the story of the Personality of Godhead and His devotees compiled by the wise man of God is, as a supplement to the Vedas, there for the ultimate good of all people, bringing success, happiness and perfection. </text:span></text:p>
      <text:p text:style-name="P2"><text:span text:style-name="T8"/></text:p>
      <text:p text:style-name="P2"><text:span text:style-name="T4">[1.3.41] S'rîla Vyâsadeva delivered it, as the cream extracted from all the Vedic literatures and histories, to his son, the most respectful among the self-realized.</text:span></text:p>
      <text:p text:style-name="P2"><text:span text:style-name="T4"/></text:p>
      <text:p text:style-name="P2"><text:span text:style-name="T4">[1.3.42] <text:s/>Sukadeva Gosvami, the son of Vyasadeva, on his turn spoke it to emperor Parîkchit who sat at the Ganges surrounded by the wise in penance until his death.</text:span></text:p>
      <text:p text:style-name="P2"><text:span text:style-name="T4">[1.3.43] </text:span><text:span text:style-name="T11">With Krishna having left for His abode along with the proper conduct and its spiritual insight, has now this </text:span><text:span text:style-name="T7">purâna</text:span><text:span text:style-name="T4"> bright as the </text:span><text:span text:style-name="T5">sun risen</text:span><text:span text:style-name="T4"> for all the persons who in the Age of Quarrel [Kali-yuga] have lost their vision. </text:span></text:p>
      <text:p text:style-name="P2"><text:span text:style-name="T4">[1.3.44] <text:s/>O learned brahmanas, when Sukadeva Gosvami recited Bhagavatam there [in the presence of Emperor Pariksit], I heard him with rapt attention, and thus, by his </text:span><text:span text:style-name="T5">mercy</text:span><text:span text:style-name="T4">, I learned the Bhagavatam from that great and powerful sage so that I can also tell it to you from my own realization.</text:span></text:p>
      <text:p text:style-name="P2"><text:span text:style-name="T4"/></text:p>
      <text:p text:style-name="P5"><text:span text:style-name="T4">(5) Seeing the sage Vyâsa following his son, naked bathing beauties covered their bodies out of shyness, whereas astonishingly asked of his son they replied him that they did not do so for him as he regarded them purely without sexual discrimination. (6) How was he [S'uka], appearing like a retarded dumb madman wandering the Kuru-jângala provinces, recognized by the inhabitants when he reached Hastinâpura [now: Delhi]? (7) How could, o dear soul, between the saint and the descendant of Pându, the wise king, the discussion take place in which this vedic truth about Krishna came to pass? (8) He, </text:span><text:span text:style-name="T5">pilgrimaging</text:span><text:span text:style-name="T4">, </text:span><text:span text:style-name="T5">only for the</text:span><text:span text:style-name="T4"> </text:span><text:span text:style-name="T5">time of milking a cow</text:span><text:span text:style-name="T4"> stayed at the </text:span><text:span text:style-name="T5">door</text:span><text:span text:style-name="T4"> of the householders </text:span><text:span text:style-name="T5">sanctifying</text:span><text:span text:style-name="T4"> the residence. (9) Please tell us about Parîkchit, the son of Abhimanyu, who is said to be a first class devotee whose birth and activities are all wonderful. (10) For what reason did the emperor who enriched the name of Pându, neglect the opulences of his </text:span><text:span text:style-name="T5">kingdom</text:span><text:span text:style-name="T4">, sitting down for penance at the Ganges until his death? (11) Why did he, at whose </text:span><text:span text:style-name="T5">feet</text:span><text:span text:style-name="T4"> all enemies surrendered their wealth for their own sake, in the </text:span><text:span text:style-name="T5">full</text:span><text:span text:style-name="T4"> of his youth exclaim to give up his so difficult to relinquish life of royal riches? (12) Men of devotion for the One Hailed in the Verses, live for the welfare, the affluence and prosperity of all living beings and not for any selfish purpose; for what reason gave he, freed from all attachment, up his mortal body that was the shelter for others? (13) Clearly explain to us all we by this have asked you, for we consider you fully acquainted with all the meanings of the words in the scriptures, except for those of the vedic hymns."</text:span></text:p>
      <text:p text:style-name="P5"><text:span text:style-name="T4"/></text:p>
      <text:p text:style-name="P5"><text:span text:style-name="T4">[rluu: Vyasa following his son. <text:s/>Vyasa's son regarded the women without sexual discrimination. <text:s/>]</text:span></text:p>
      <text:p text:style-name="P5"><text:span text:style-name="T4">[rluu: Pilgramaging only for the time of milking a cow, stayed at the door of the householders, sanctifying the residence.]</text:span></text:p>
      <text:p text:style-name="P5"><text:span text:style-name="T4">[rluu: Emperor neglected the kingdom, and sat down for penance at the Granges until his death. ]</text:span></text:p>
      <text:p text:style-name="P5"><text:span text:style-name="T4"/></text:p>
      <text:p text:style-name="P2"><text:span text:style-name="T4">[1.4.14] Suta Gosvami said: When the second millennium overlapped the third, the great sage [Vyasadeva] </text:span><text:soft-page-break/><text:span text:style-name="T4">was born to Parasara in the womb of Satyavati, the daughter of Vasu, as a full aspect of the Lord.</text:span></text:p>
      <text:p text:style-name="P2"><text:span text:style-name="T4"/></text:p>
      <text:p text:style-name="P2"><text:span text:style-name="T4">[1.4.15-18] Once upon a time he [Vyasadeva], </text:span><text:span text:style-name="T5">as the sun rose</text:span><text:span text:style-name="T4">, took his morning ablution in the </text:span><text:span text:style-name="T5">waters</text:span><text:span text:style-name="T4"> of the </text:span><text:span text:style-name="T5">Sarasvati</text:span><text:span text:style-name="T4"> and sat alone to concentrate. <text:s/></text:span></text:p>
      <text:p text:style-name="P2"><text:span text:style-name="T4"/></text:p>
      <text:p text:style-name="P5"><text:span text:style-name="T4">(16) Knowing past and future, he saw, as it happens from unseen forces in the different </text:span><text:span text:style-name="T5">ages</text:span><text:span text:style-name="T4">, that in the religion of his time gradually </text:span><text:span text:style-name="T5">anomalies</text:span><text:span text:style-name="T4"> were accruing. (17-18) Seeing in his transcendence how with the dull and impatient of the faithless lacking in goodness, there was a decline in the natural power in all types of men as well as in other creatures, and that the common man being unlucky was short-lived, devoted the sage his transcendental vision to the welfare of all the vocations and stages in life. (19) With the insight that there were </text:span><text:span text:style-name="T5">four</text:span><text:span text:style-name="T4"> sacrificial fires for purifying the work of the people, divided he the one Veda accordingly into </text:span><text:span text:style-name="T5">four</text:span><text:span text:style-name="T4"> to ensure the continuance of sacrifice. </text:span></text:p>
      <text:p text:style-name="P2"><text:span text:style-name="T4"/></text:p>
      <text:p text:style-name="P2"><text:span text:style-name="T4">[1.4.20] The Itihâsas (the single histories) and the Purânas (the collections of histories) were called the fifth Veda. </text:span></text:p>
      <text:p text:style-name="P5"><text:span text:style-name="T4"/></text:p>
      <text:p text:style-name="P2"><text:span text:style-name="T4">[1.4.21-25] Professors of each Veda:</text:span></text:p>
      <text:p text:style-name="P2"><text:span text:style-name="T4">Rg Veda: Paila Rsi</text:span></text:p>
      <text:p text:style-name="P2"><text:span text:style-name="T4">Sama Veda: Jaimini</text:span></text:p>
      <text:p text:style-name="P2"><text:span text:style-name="T4">Yajur Veda: Vaisampayana</text:span></text:p>
      <text:p text:style-name="P2"><text:span text:style-name="T4">Atharva Veda: Sumantu Muni Angira</text:span></text:p>
      <text:p text:style-name="P2"><text:span text:style-name="T4">Puranas: Romaharsana (Father of </text:span><text:span text:style-name="T6">Suta Gosvami)</text:span></text:p>
      <text:p text:style-name="P2"><text:span text:style-name="T4"/></text:p>
      <text:p text:style-name="P2"><text:span text:style-name="T4">[1.4.26] Mahabharata composed for the lower class and people who were less intelligent.</text:span></text:p>
      <text:p text:style-name="P2"><text:span text:style-name="T4">[1.4.27] Vyasa has also abided by the rulings and have shown the import of disciplic succession through the explanation of the Mahabharata. <text:s/></text:span></text:p>
      <text:p text:style-name="P2"><text:span text:style-name="T4">[rluu: The rules followed in Mahabharata, and the order of succession (numbers) shown and explained in the Mahabharata.]</text:span></text:p>
      <text:p text:style-name="P2"><text:span text:style-name="T4"/></text:p>
      <text:p text:style-name="P2"><text:span text:style-name="T4">[1.4.32] </text:span><text:span text:style-name="T5">Narada</text:span><text:span text:style-name="T4"> reached the cottage of Krsnadvaipayana (“krishna island-born”) Vyasa on the banks of the Sarasvati </text:span><text:span text:style-name="T1">just as Vyasadeva was regretting his defects. </text:span></text:p>
      <text:p text:style-name="P2"><text:span text:style-name="T4"/></text:p>
      <text:p text:style-name="P2"><text:span text:style-name="T4">[1.4.33] </text:span><text:span text:style-name="T1">At the auspicious arrival of Sri Narada, Sri Vyasadeva </text:span><text:span text:style-name="T2">got up</text:span><text:span text:style-name="T1"> respectfully and worshiped him, giving him veneration equal to that given to </text:span><text:span text:style-name="T2">Brahmaji</text:span><text:span text:style-name="T1">, the creator. </text:span></text:p>
      <text:p text:style-name="P2"><text:span text:style-name="T4"/></text:p>
      <text:p text:style-name="P2"><text:span text:style-name="T4">[rluu: Narada = Brahma.]</text:span></text:p>
      <text:p text:style-name="P2"><text:span text:style-name="T4"/></text:p>
      <text:p text:style-name="P2"><text:span text:style-name="T4">[1.5.1] Narada is </text:span><text:span text:style-name="T8">comfortably </text:span><text:span text:style-name="T9">seated</text:span><text:span text:style-name="T8"> and pleased, and holding a </text:span><text:span text:style-name="T4">vînâ in his hands - addressed the learned wise.</text:span></text:p>
      <text:p text:style-name="P2"><text:span text:style-name="T4">[rluu: Narada has a </text:span><text:span text:style-name="T5">veena</text:span><text:span text:style-name="T4"> in his </text:span><text:span text:style-name="T5">hand</text:span><text:span text:style-name="T4">.]</text:span></text:p>
      <text:p text:style-name="P2"><text:span text:style-name="T4"/></text:p>
      <text:p text:style-name="P2"><text:span text:style-name="T4">[1.5.3] The Mahabharata, which is full of all kinds of Vedic sequences elaborately explained. </text:span></text:p>
      <text:p text:style-name="P2"><text:span text:style-name="T4"/></text:p>
      <text:p text:style-name="P2"><text:span text:style-name="T4">[1.5.5] Narada is a man of unlimited knowledge due to his being the offspring of one [Brahma] who is self-born [without mundane father and mother]. </text:span></text:p>
      <text:p text:style-name="P2"><text:span text:style-name="T4"/></text:p>
      <text:p text:style-name="P2"><text:span text:style-name="T4">[1.5.7] In your </text:span><text:span text:style-name="T6">goodness</text:span><text:span text:style-name="T4"> you travel the </text:span><text:span text:style-name="T5">three</text:span><text:span text:style-name="T4"> worlds penetrating the </text:span><text:span text:style-name="T5">heart</text:span><text:span text:style-name="T4"> of everyone like the all-pervading air as the self-realized </text:span><text:span text:style-name="T5">witness</text:span><text:span text:style-name="T4">. Please point out what my deficiency is in my being absorbed in the Absolute with discipline and vow concerning matters of </text:span><text:span text:style-name="T5">cause and effect</text:span><text:span text:style-name="T4">'.</text:span></text:p>
      <text:p text:style-name="P2"><text:span text:style-name="T4"/></text:p>
      <text:p text:style-name="P2"><text:span text:style-name="T4">[rluu: Narada is righteous, and can travel anywhere in the 3 worlds. <text:s/>Vyasa has deficiency because he is </text:span><text:soft-page-break/><text:span text:style-name="T4">following the 'laws' of this subject.]</text:span></text:p>
      <text:p text:style-name="P2"><text:span text:style-name="T4"/></text:p>
      <text:p text:style-name="P2"><text:span text:style-name="T4">[1.5.8-9]S'rî Nârada said: 'You hardly praised the </text:span><text:span text:style-name="T5">glories</text:span><text:span text:style-name="T4"> of the Fortunate One who is spotless and who, I gather, is not really pleased by that lesser vision. </text:span><text:span text:style-name="T8">Vyasa has not </text:span><text:span text:style-name="T4">described the Supreme Personality, Vasudeva. </text:span></text:p>
      <text:p text:style-name="P5"><text:span text:style-name="T4">(10) Only sparsely using the words describing the </text:span><text:span text:style-name="T5">glories</text:span><text:span text:style-name="T4"> of the Lord who sanctifies the universe, is something the saintly think of as </text:span><text:span text:style-name="T5">pilgrimaging to a place for crows</text:span><text:span text:style-name="T4">; not as something where the perfect of the transcendental take pleasure in. (11) That creation of words revolutionizing the </text:span><text:span text:style-name="T5">sins</text:span><text:span text:style-name="T4"> of the people in which, although imperfectly composed, each verse depicts the </text:span><text:span text:style-name="T5">names</text:span><text:span text:style-name="T4"> and </text:span><text:span text:style-name="T5">glories</text:span><text:span text:style-name="T4"> of the unlimited Lord, is </text:span><text:span text:style-name="T5">heard</text:span><text:span text:style-name="T4">, </text:span><text:span text:style-name="T5">sung</text:span><text:span text:style-name="T4"> and </text:span><text:span text:style-name="T5">accepted</text:span><text:span text:style-name="T4"> by the purified and honest. (12) In spite of self-realization free from material motives, the transcendental knowledge of the infallible does not look well letting go of designations. What good will it bring to work time and again inauspiciously for a result when one misses the Lord with it? That leads nowhere! (13) Therefore, for the sake of liberation from universal bondage, should you as a highly fortunate, spotless and famous perfect seer dedicated to the truth and fixed in the qualities, Him whose actions are supernatural.</text:span></text:p>
      <text:p text:style-name="P5"><text:span text:style-name="T4"/></text:p>
      <text:p text:style-name="P2">[1.5.13] O Vyasadeva, your vision is completely perfect. Your good fame is spotless. You are firm in <text:span text:style-name="T10">vow</text:span> and situated in <text:span text:style-name="T10">truth</text:span>fulness.</text:p>
      <text:p text:style-name="P2"/>
      <text:p text:style-name="P2">[1.5.19] Persons who are actually intelligent and philosophically inclined should endeavor only for that purposeful end which is not obtainable even by <text:span text:style-name="T10">wandering</text:span> from high to low. As far as happiness derived from sense enjoyment is concerned, it can be obtained automatically in course of time, just as in course of time we obtain miseries even though we do not desire them.</text:p>
      <text:p text:style-name="P2"/>
      <text:p text:style-name="P2">[1.5.20] My dear Vyasa, even though a devotee of Lord Krsna sometimes <text:span text:style-name="T10">falls down</text:span> somehow or other, he certainly does not undergo material existence like others [fruitive workers, etc.] because a person who has once relished the <text:span text:style-name="T10">taste</text:span> of the lotus <text:span text:style-name="T10">feet</text:span> of the Lord can do nothing but remember that ecstasy again and again.</text:p>
      <text:p text:style-name="P2"/>
      <text:p text:style-name="P2">[rluu: Is devotee a keyword for heliocentric planet? <text:s/>Geocentric planet? Devotee of the cardinal cross?]</text:p>
      <text:p text:style-name="P2">[rluu: Taste is connected to the lotus feet of the Lord.]</text:p>
      <text:p text:style-name="P2"/>
      <text:p text:style-name="P2">[1.5.21] Your Goodness [righteousness?] has perfect vision. You yourself can know the Supersoul Personality of Godhead because you are present as the plenary portion of the Lord. Although you are birthless, you have appeared on this earth for the well-being of all people.</text:p>
      <text:p text:style-name="P2"/>
      <text:p text:style-name="P2">[rluu: Goodness/righteousness connected to perfect vision.]</text:p>
      <text:p text:style-name="P2"/>
      <text:p text:style-name="P2">[1.5.22] Transcendental descriptions of the lord is defined in choice poetry.</text:p>
      <text:p text:style-name="P2"/>
      <text:p text:style-name="P2">[rluu: Check the numbers of the poetry. <text:s/>Letter counts, syllable counts, and line/shloka counts.]</text:p>
      <text:p text:style-name="P2"/>
      <text:p text:style-name="P2">[1.5.23] O muni, in the<text:span text:style-name="T10"> last millennium</text:span> I [Narada] was born as the son of a certain <text:span text:style-name="T10">maidservant</text:span> engaged in the service of brahmanas who were following the principles of Vedanta. When they were living together during the<text:span text:style-name="T10"> months</text:span> of the rainy season, I was engaged in their personal service.</text:p>
      <text:p text:style-name="P2"/>
      <text:p text:style-name="P2">[rluu: Rainy season is the four months of June to September.]</text:p>
      <text:p text:style-name="P2"/>
      <text:p text:style-name="P2">[1.5.24] <text:s/>Those followers of Vedanta blessed Narada. <text:s/>He [Narada] did not speak more than required. <text:s/></text:p>
      <text:p text:style-name="P2"><text:soft-page-break/>[1.5.25] <text:s/><text:span text:style-name="T1">I [Narada] took the </text:span><text:span text:style-name="T2">remnants</text:span><text:span text:style-name="T1"> of their </text:span><text:span text:style-name="T2">food</text:span><text:span text:style-name="T1">, and by so doing all my </text:span><text:span text:style-name="T2">sins were at once eradicated</text:span><text:span text:style-name="T1">. Thus being engaged, I became </text:span><text:span text:style-name="T2">purified</text:span><text:span text:style-name="T1"> in </text:span><text:span text:style-name="T2">heart</text:span><text:span text:style-name="T1">, and at that time the very nature of the transcendentalist became attractive to me. </text:span></text:p>
      <text:p text:style-name="P2"><text:span text:style-name="T1"/></text:p>
      <text:p text:style-name="P2"><text:span text:style-name="T1">[1.5.26] <text:s/>O Vyasadeva, in that association and by the mercy of those great Vedantists, I could hear them describe the attractive activities of Lord Krsna And thus listening attentively, my taste for hearing of the Personality of Godhead increased at every step. </text:span></text:p>
      <text:p text:style-name="P2"><text:span text:style-name="T1"/></text:p>
      <text:p text:style-name="P2"><text:span text:style-name="T1">[1.5.28] Thus during </text:span><text:span text:style-name="T2">two seasons</text:span><text:span text:style-name="T1">--</text:span><text:span text:style-name="T2">the rainy season and autumn</text:span><text:span text:style-name="T1">--I had the opportunity to hear these great-souled sages constantly chant the unadulterated </text:span><text:span text:style-name="T2">glories</text:span><text:span text:style-name="T1"> of the Lord Hari. As the </text:span><text:span text:style-name="T2">flow</text:span><text:span text:style-name="T1"> of my devotional service began, the coverings of the modes of passion and ignorance vanished. </text:span></text:p>
      <text:p text:style-name="P2"><text:span text:style-name="T1"/></text:p>
      <text:p text:style-name="P2"><text:span text:style-name="T1">[rluu: “Devotional service” = following the numbers and cycles of God.]</text:span></text:p>
      <text:p text:style-name="P2"><text:span text:style-name="T1"/></text:p>
      <text:p text:style-name="P2"><text:span text:style-name="T1">[1.5.29] I was very much </text:span><text:span text:style-name="T2">attached</text:span><text:span text:style-name="T1"> to those sages. I was gentle in behavior, and all my sins were eradicated in their service. In my </text:span><text:span text:style-name="T2">heart</text:span><text:span text:style-name="T1"> I had strong </text:span><text:span text:style-name="T2">faith</text:span><text:span text:style-name="T1"> in them. I had subjugated the senses, and I was strictly following them with </text:span><text:span text:style-name="T2">body</text:span><text:span text:style-name="T1"> and </text:span><text:span text:style-name="T2">mind</text:span><text:span text:style-name="T1">.</text:span></text:p>
      <text:p text:style-name="P2"><text:span text:style-name="T1">[rluu: Narada has strong faith in the sages. <text:s/>Narada strictly follows the sages with body and mind.]</text:span></text:p>
      <text:p text:style-name="P2"/>
      <text:p text:style-name="P2"><text:span text:style-name="T1">[1.5.34] Thus when all a man's activities are dedicated to the service of the Lord, those very activities which caused his perpetual bondage become the destroyer of the </text:span><text:span text:style-name="T2">tree of work</text:span><text:span text:style-name="T1">.</text:span></text:p>
      <text:p text:style-name="P2"/>
      <text:p text:style-name="P2"><text:span text:style-name="T1">[1.5.35] Whatever work is done here in this life for the satisfaction of the mission of the Lord is called bhakti-yoga, or transcendental loving service to the Lord, and what is called knowledge becomes a concomitant factor.</text:span></text:p>
      <text:p text:style-name="P2"><text:span text:style-name="T1">[rluu: Bhakti-yoga = work done for the mission of the Lord.]</text:span></text:p>
      <text:p text:style-name="P2"><text:span text:style-name="T1">[rluu: Knowledge = a </text:span><text:span text:style-name="T2">factor</text:span><text:span text:style-name="T1"> that naturally comes along.]</text:span></text:p>
      <text:p text:style-name="P2"><text:span text:style-name="T1"/></text:p>
      <text:p text:style-name="P2"><text:span text:style-name="T1">[1.5.36] While performing duties according to the order of Sri Krsna, the Supreme Personality of Godhead, one constantly remembers Him, His names and His qualities.</text:span></text:p>
      <text:p text:style-name="P2"><text:span text:style-name="T1">[rluu: When doing decoding, remember Sri Krishna (where he fits in the incarnations?), his names (numbers?), and his qualities (colors, body-parts, actions).]</text:span></text:p>
      <text:p text:style-name="P2"><text:span text:style-name="T1"/></text:p>
      <text:p text:style-name="P2"><text:span text:style-name="T1">[1.5.37] Let us all chant the </text:span><text:span text:style-name="T2">glories</text:span><text:span text:style-name="T1"> of Vasudeva along with His plenary expansions Pradyumna, Aniruddha and Sankarsana. </text:span></text:p>
      <text:p text:style-name="P2"><text:span text:style-name="T1"/></text:p>
      <text:p text:style-name="P2"><text:span text:style-name="T1">[rluu: Vasudeva's expansions:</text:span></text:p>
      <text:list xml:id="list2060336581" text:style-name="L1">
        <text:list-item>
          <text:p text:style-name="P3"><text:span text:style-name="T1">Pradyumna (son of </text:span><text:a xlink:type="simple" xlink:href="http://en.wikipedia.org/wiki/Krishna">Krishna</text:a><text:span text:style-name="T1"> and </text:span><text:a xlink:type="simple" xlink:href="http://en.wikipedia.org/wiki/Rukmini">Rukmini</text:a><text:span text:style-name="T1">)</text:span></text:p>
        </text:list-item>
        <text:list-item>
          <text:p text:style-name="P3"><text:span text:style-name="T1">Aniruddha (son of </text:span><text:a xlink:type="simple" xlink:href="http://en.wikipedia.org/wiki/Pradyumna">Pradyumna</text:a><text:span text:style-name="T1"> and the grandson of </text:span><text:a xlink:type="simple" xlink:href="http://en.wikipedia.org/wiki/Krishna">Krishna</text:a><text:span text:style-name="T1">.)</text:span></text:p>
        </text:list-item>
        <text:list-item>
          <text:p text:style-name="P3"><text:span text:style-name="T1">Sankarsana</text:span></text:p>
        </text:list-item>
      </text:list>
      <text:p text:style-name="P2"><text:span text:style-name="T1"/></text:p>
      <text:p text:style-name="P2"><text:span text:style-name="T1">[1.5.38] Thus he is the actual seer who worships, in the form of transcendental sound representation, the Supreme Personality of Godhead, Visnu, who has no material form.</text:span></text:p>
      <text:p text:style-name="P2"><text:span text:style-name="T1"/></text:p>
      <text:p text:style-name="P2"><text:span text:style-name="T1">[rluu: "</text:span><text:span text:style-name="T2">Glories</text:span><text:span text:style-name="T1"> of Vasudeva" = transcendental </text:span><text:span text:style-name="T2">sound</text:span><text:span text:style-name="T1"> representation of Vishnu.]</text:span></text:p>
      <text:p text:style-name="P2"><text:span text:style-name="T1"/></text:p>
      <text:p text:style-name="P2"><text:span text:style-name="T1">[1.5.39] By Supreme Lord Krishna, I [Narada?] was endowed with (in this order):</text:span></text:p>
      <text:p text:style-name="P2"><text:span text:style-name="T1">1) Transcendental knowledge of the Lord as taught and impressed by frequent repetitions in the confidential parts of the Vedas.</text:span></text:p>
      <text:p text:style-name="P2"><text:span text:style-name="T1">2) Spiritual opulences.</text:span></text:p>
      <text:p text:style-name="P2"><text:soft-page-break/><text:span text:style-name="T1">3) His intimate loving service. <text:s/></text:span></text:p>
      <text:p text:style-name="P2"><text:span text:style-name="T1"/></text:p>
      <text:p text:style-name="P2"><text:span text:style-name="T1">[rluu: Do these match up with the Vasudeva expansion mentioned earlier? <text:s/>The below may or may not be right:</text:span></text:p>
      <text:p text:style-name="P2"><text:span text:style-name="T1">Pradyumna = transcendental knowledge of the Lord as taught by the confidential parts of the Vedas.</text:span></text:p>
      <text:p text:style-name="P2"><text:span text:style-name="T1">Aniruddha = Spiritual opulences.</text:span></text:p>
      <text:p text:style-name="P2"><text:span text:style-name="T1">Sankarsana = Loving service.</text:span></text:p>
      <text:p text:style-name="P2"><text:span text:style-name="T1">]</text:span></text:p>
      <text:p text:style-name="P2"><text:span text:style-name="T1"/></text:p>
      <text:p text:style-name="P2"><text:span text:style-name="T1">[1.5.40] The Almighty Lord's activities to be described...</text:span></text:p>
      <text:p text:style-name="P2"><text:span text:style-name="T1"/></text:p>
      <text:p text:style-name="P2"><text:span text:style-name="T1">[1.6.2] Sri Vyasadeva said: What did you [Narada] do after the </text:span><text:span text:style-name="T3">departure</text:span><text:span text:style-name="T1"> of the great sages who had instructed you in </text:span><text:span text:style-name="T2">scientific</text:span><text:span text:style-name="T1"> transcendental knowledge before the beginning of your present birth? </text:span></text:p>
      <text:p text:style-name="P2"><text:span text:style-name="T1"/></text:p>
      <text:p text:style-name="P2"><text:span text:style-name="T1">[1.6.3] O son of Brahma [Narada], how did you pass your life after initiation, and how did you attain this body, having quit your old one in due course? </text:span></text:p>
      <text:p text:style-name="P2"><text:span text:style-name="T1"/></text:p>
      <text:p text:style-name="P2"><text:span text:style-name="T1">[1.6.4] O great sage [Vyasa], time annihilates everything in due course, so how is it that this subject matter, which happened prior to this </text:span><text:span text:style-name="T2">Day of Brahma (kalpa)</text:span><text:span text:style-name="T1">, is still fresh in your memory, undisturbed by time?</text:span></text:p>
      <text:p text:style-name="P2"><text:span text:style-name="T1"/></text:p>
      <text:p text:style-name="P2"><text:span text:style-name="T1">[rluu: Time destroyed the previous day of Brahma.]</text:span></text:p>
      <text:p text:style-name="P2"><text:span text:style-name="T1"/></text:p>
      <text:p text:style-name="P2"><text:span text:style-name="T1">[1.6.6] I [Narada] was the </text:span><text:span text:style-name="T2">only son</text:span><text:span text:style-name="T1"> of my mother, who was not only a simple woman but a </text:span><text:span text:style-name="T2">maidservant</text:span><text:span text:style-name="T1"> as well. Since I was her only offspring, she had no other alternative for protection: </text:span><text:span text:style-name="T2">she bound me with the tie of affection </text:span><text:span text:style-name="T3">[love?]</text:span><text:span text:style-name="T2">. </text:span></text:p>
      <text:p text:style-name="P4"><text:span text:style-name="T1"/></text:p>
      <text:p text:style-name="P4"><text:span text:style-name="T1">[rluu: Maidservant gives birth to Narada/Brahma.]</text:span></text:p>
      <text:p text:style-name="P4"><text:span text:style-name="T1">[rluu: What is “protection” here? <text:s/>If this is the same encoding as TTTA, then “affection/love” means “harmony”.]</text:span></text:p>
      <text:p text:style-name="P4"><text:span text:style-name="T1"/></text:p>
      <text:p text:style-name="P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OpenSymbol" svg:font-family="OpenSymbo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10T22:18:34</meta:creation-date>
    <dc:date>2013-04-11T19:23:36</dc:date>
    <meta:editing-duration>PT21H5M2S</meta:editing-duration>
    <meta:editing-cycles>19</meta:editing-cycles>
    <meta:generator>LibreOffice/3.3$Unix LibreOffice_project/330m18$Build-4</meta:generator>
    <meta:document-statistic meta:table-count="0" meta:image-count="0" meta:object-count="0" meta:page-count="6" meta:paragraph-count="110" meta:word-count="2726" meta:character-count="16421"/>
  </office:meta>
</office:document-meta>
</file>